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 reproducible comparison between  GNU MPFR and machine double-precision</text:title></text:p>
      <text:p text:style-name="OrgTitle"/>
      <text:p text:style-name="OrgSubtitle"><text:initial-creator>Paul Zimmermann (reproduction with org-mode by Arnaud Legrand)</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00cbd6">1. Reproducible Experimental Setup</text:a></text:p>
          <text:p text:style-name="Contents_20_2"><text:a xlink:type="simple" xlink:href="#orgbe1a1e5">1.1. Experimental Results From Arnaud Legrand</text:a></text:p>
          <text:p text:style-name="Contents_20_3"><text:a xlink:type="simple" xlink:href="#orgbd8e29c">1.1.1. Code</text:a></text:p>
          <text:p text:style-name="Contents_20_3"><text:a xlink:type="simple" xlink:href="#org5865e0a">1.1.2. Setup</text:a></text:p>
          <text:p text:style-name="Contents_20_3"><text:a xlink:type="simple" xlink:href="#orgccc26b8">1.1.3. A first measurement</text:a></text:p>
          <text:p text:style-name="Contents_20_3"><text:a xlink:type="simple" xlink:href="#org7300e01">1.1.4. A second measurement</text:a></text:p>
          <text:p text:style-name="Contents_20_2"><text:a xlink:type="simple" xlink:href="#org6a3b273">1.2. References</text:a></text:p>
        </text:index-body>
      </text:table-of-content>
      <text:p text:style-name="Text_20_body">Local version
</text:p>
      <text:p text:style-name="Text_20_body">Several authors claim that GNU MPFR [1] is <text:span text:style-name="OrgCode">$x$</text:span> times slower than
double-precision floating-point numbers, for various values of <text:span text:style-name="OrgCode">$x$</text:span>,
without any way for the reader to reproduce their claim. For example
in [2], Joris van der Hoeven writes “the MPFR library for arbitrary
precision and IEEE-style standardized floating-point arithmetic is
typically about a factor 100 slower than double precision machine
arithmetic”. Such a claim typically: (i) does not say which version of
MPFR was used (and which version of GMP, since MPFR being based on
GMP, its efficiency also depends on GMP); (ii) does not detail the
environment used (processor, compiler, operating system); (iii) does
not explain which application was used for the comparison. Therefore
it cannot be reproduced by the reader, which could thus have no
confidence in the claimed factor of 100. In this short note we provide
reproducible figures that can be checked by the reader.
</text:p>
      <text:h text:style-name="Heading_20_1" text:outline-level="1" text:is-list-header="false">
<text:bookmark-start text:name="OrgXref.orgd00cbd6"/>
<text:bookmark text:name="orgd00cbd6"/>Reproducible Experimental Setup
<text:bookmark-end text:name="OrgXref.orgd00cbd6"/></text:h>
      <text:p text:style-name="Text_20_body">We use the programs in appendix to multiply two <text:span text:style-name="OrgCode">$1000 × 1000$</text:span>
matrices. The matrix <text:span text:style-name="OrgCode">$A$</text:span> has coefficients <text:span text:style-name="OrgCode">$1/(i + j + 1)$</text:span> for <text:span text:style-name="OrgCode">$0 ≤ i,
j &lt; 1000$</text:span>, and matrix <text:span text:style-name="OrgCode">$b$</text:span> has coefficients <text:span text:style-name="OrgCode">$1/(ij + 1)$</text:span>. Both programs
print the time for the matrix product (not counting the time to
initialize the matrix), and the sum of coefficients of the product
matrix (used as a simple checksum between both programs).  
</text:p>
      <text:p text:style-name="Text_20_body">We used MFPR version 3.1.5, configured with GMP 6.1.2 (both are the
latest releases as of the date of this document).  
</text:p>
      <text:p text:style-name="Text_20_body">We used as test processor <text:span text:style-name="OrgCode">gcc12.fsffrance.org</text:span>, which is a machine from
the GCC Compile Farm, a set of machines available for developers of
free software. The compiler used was GCC 4.5.1, which is installed in
<text:span text:style-name="OrgCode">/opt/cfarm/release/4.5.1</text:span> on this machine, with optimization level
<text:span text:style-name="OrgCode">-O3</text:span>. Both GMP and MPFR were also compiled with this compiler, and the
GMP and MPFR libraries were linked statically with the application
programs (given in appendix).
</text:p>
      <text:h text:style-name="Heading_20_2" text:outline-level="2" text:is-list-header="false">
<text:bookmark-start text:name="OrgXref.orgbe1a1e5"/>
<text:bookmark text:name="orgbe1a1e5"/>Experimental Results From Arnaud Legrand
<text:bookmark-end text:name="OrgXref.orgbe1a1e5"/></text:h>
      <text:h text:style-name="Heading_20_3" text:outline-level="3" text:is-list-header="false">
<text:bookmark-start text:name="OrgXref.orgbd8e29c"/>
<text:bookmark text:name="orgbd8e29c"/>Code
<text:bookmark-end text:name="OrgXref.orgbd8e29c"/></text:h>
      <text:p text:style-name="Text_20_body">The program (<text:span text:style-name="OrgCode">a.c</text:span>) using the C double-precision type is the
following. It takes as command-line argument the matrix dimension.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sys/type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sys/resource.h</text:span><text:span text:style-name="OrgSrcFontLockStringFace">&gt;</text:span><text:s/></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putime</text:span>()</text:p>
      <text:p text:style-name="OrgSrcBlock">{</text:p>
      <text:p text:style-name="OrgSrcBlock"><text:s/><text:s/><text:span text:style-name="OrgSrcFontLockKeywordFace">struct</text:span><text:s/><text:span text:style-name="OrgSrcFontLockTypeFace">rusag</text:span><text:span text:style-name="OrgSrcFontLockTypeFace">e</text:span><text:s/><text:span text:style-name="OrgSrcFontLockVariableNameFace">rus</text:span>;</text:p>
      <text:p text:style-name="OrgSrcBlock"><text:s/><text:s/>getrusage(0,<text:s/>&amp;rus);</text:p>
      <text:p text:style-name="OrgSrcBlock"><text:s/><text:s/><text:span text:style-name="OrgSrcFontLockKeywordFace">return</text:span><text:s/>rus.ru_utime.tv_sec<text:s/>*<text:s/>1000<text:s/>+<text:s/>rus.ru_utime.tv_usec<text:s/>/<text:s/>1000;</text:p>
      <text:p text:style-name="OrgSrcBlock">}</text:p>
      <text:p text:style-name="OrgSrcBlock"/>
      <text:p text:style-name="OrgSrcBlock"><text:span text:style-name="OrgSrcFontLockTypeFace">i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pan text:style-name="OrgSrcFontLockTypeFace">doubl</text:span><text:span text:style-name="OrgSrcFontLockTypeFace">e</text:span><text:s/>**<text:span text:style-name="OrgSrcFontLockVariableNameFace">a</text:span>;</text:p>
      <text:p text:style-name="OrgSrcBlock"><text:s/><text:s/><text:span text:style-name="OrgSrcFontLockTypeFace">doubl</text:span><text:span text:style-name="OrgSrcFontLockTypeFace">e</text:span><text:s/>**<text:span text:style-name="OrgSrcFontLockVariableNameFace">b</text:span>;</text:p>
      <text:p text:style-name="OrgSrcBlock"><text:s/><text:s/><text:span text:style-name="OrgSrcFontLockTypeFace">doubl</text:span><text:span text:style-name="OrgSrcFontLockTypeFace">e</text:span><text:s/>**<text:span text:style-name="OrgSrcFontLockVariableNameFace">c</text:span>;</text:p>
      <text:p text:style-name="OrgSrcBlock"><text:s/><text:s/><text:span text:style-name="OrgSrcFontLockTypeFace">doubl</text:span><text:span text:style-name="OrgSrcFontLockTypeFace">e</text:span><text:s/><text:span text:style-name="OrgSrcFontLockVariableNameFace">t</text:span><text:s/>=<text:s/>0.0;</text:p>
      <text:p text:style-name="OrgSrcBlock"><text:s/><text:s/><text:span text:style-name="OrgSrcFontLockTypeFace">in</text:span><text:span text:style-name="OrgSrcFontLockTypeFace">t</text:span><text:s/><text:span text:style-name="OrgSrcFontLockVariableNameFace">i</text:span>,<text:s/><text:span text:style-name="OrgSrcFontLockVariableNameFace">j</text:span>,<text:s/><text:span text:style-name="OrgSrcFontLockVariableNameFace">k</text:span>,<text:s/><text:span text:style-name="OrgSrcFontLockVariableNameFace">st</text:span>;</text:p>
      <text:p text:style-name="OrgSrcBlock"><text:s/><text:s/><text:span text:style-name="OrgSrcFontLockTypeFace">in</text:span><text:span text:style-name="OrgSrcFontLockTypeFace">t</text:span><text:s/><text:span text:style-name="OrgSrcFontLockVariableNameFace">N</text:span><text:s/>=<text:s/>atoi(argv[1]);</text:p>
      <text:p text:style-name="OrgSrcBlock"><text:s/><text:s/>st<text:s/>=<text:s/>cputime();</text:p>
      <text:p text:style-name="OrgSrcBlock"><text:s/><text:s/>a<text:s/>=<text:s/>malloc(<text:span text:style-name="OrgSrcFontLockTypeFace">N</text:span><text:s/>*<text:s/><text:span text:style-name="OrgSrcFontLockKeywordFace">sizeof</text:span>(<text:span text:style-name="OrgSrcFontLockTypeFace">double</text:span><text:s/>*));</text:p>
      <text:p text:style-name="OrgSrcBlock"><text:s/><text:s/>b<text:s/>=<text:s/>malloc(<text:span text:style-name="OrgSrcFontLockTypeFace">N</text:span><text:s/>*<text:s/><text:span text:style-name="OrgSrcFontLockKeywordFace">sizeof</text:span>(<text:span text:style-name="OrgSrcFontLockTypeFace">double</text:span><text:s/>*));</text:p>
      <text:p text:style-name="OrgSrcBlock"><text:s/><text:s/>c<text:s/>=<text:s/>malloc(<text:span text:style-name="OrgSrcFontLockTypeFace">N</text:span><text:s/>*<text:s/><text:span text:style-name="OrgSrcFontLockKeywordFace">sizeof</text:span>(<text:span text:style-name="OrgSrcFontLockTypeFace">double</text:span><text:s/>*));</text:p>
      <text:p text:style-name="OrgSrcBlock"><text:s/><text:s/><text:span text:style-name="OrgSrcFontLockKeywordFace">for</text:span><text:s/>(i<text:s/>=<text:s/>0;<text:s/>i<text:s/>&lt;<text:s/>N;<text:s/>i++)<text:s/>{</text:p>
      <text:p text:style-name="OrgSrcBlock"><text:s/><text:s/><text:s/><text:s/>a[i]<text:s/>=<text:s/>malloc(<text:span text:style-name="OrgSrcFontLockTypeFace">N</text:span><text:s/>*<text:s/><text:span text:style-name="OrgSrcFontLockKeywordFace">sizeof</text:span>(<text:span text:style-name="OrgSrcFontLockTypeFace">double</text:span>));</text:p>
      <text:p text:style-name="OrgSrcBlock"><text:s/><text:s/><text:s/><text:s/>b[i]<text:s/>=<text:s/>malloc(<text:span text:style-name="OrgSrcFontLockTypeFace">N</text:span><text:s/>*<text:s/><text:span text:style-name="OrgSrcFontLockKeywordFace">sizeof</text:span>(<text:span text:style-name="OrgSrcFontLockTypeFace">double</text:span>));</text:p>
      <text:p text:style-name="OrgSrcBlock"><text:s/><text:s/><text:s/><text:s/>c[i]<text:s/>=<text:s/>malloc(<text:span text:style-name="OrgSrcFontLockTypeFace">N</text:span><text:s/>*<text:s/><text:span text:style-name="OrgSrcFontLockKeywordFace">sizeof</text:span>(<text:span text:style-name="OrgSrcFontLockTypeFace">double</text:span>));</text:p>
      <text:p text:style-name="OrgSrcBlock"><text:s/><text:s/><text:s/><text:s/><text:span text:style-name="OrgSrcFontLockKeywordFace">for</text:span><text:s/>(j<text:s/>=<text:s/>0;<text:s/>j<text:s/>&lt;<text:s/>N;<text:s/>j++)<text:s/>{</text:p>
      <text:p text:style-name="OrgSrcBlock"><text:s/><text:s/><text:s/><text:s/><text:s/><text:s/>a[i][j]<text:s/>=<text:s/>1.0<text:s/>/<text:s/>(1.0<text:s/>+<text:s/>i<text:s/>+<text:s/>j);</text:p>
      <text:p text:style-name="OrgSrcBlock"><text:s/><text:s/><text:s/><text:s/><text:s/><text:s/>b[i][j]<text:s/>=<text:s/>1.0<text:s/>/<text:s/>(1.0<text:s/>+<text:s/>i<text:s/>*<text:s/>j);</text:p>
      <text:p text:style-name="OrgSrcBlock"><text:s/><text:s/><text:s/><text:s/>}</text:p>
      <text:p text:style-name="OrgSrcBlock"><text:s/><text:s/>}</text:p>
      <text:p text:style-name="OrgSrcBlock"><text:s/><text:s/>st<text:s/>=<text:s/>cputime();</text:p>
      <text:p text:style-name="OrgSrcBlock"><text:s/><text:s/><text:span text:style-name="OrgSrcFontLockKeywordFace">for</text:span><text:s/>(i<text:s/>=<text:s/>0;<text:s/>i<text:s/>&lt;<text:s/>N;<text:s/>i++)</text:p>
      <text:p text:style-name="OrgSrcBlock"><text:s/><text:s/><text:s/><text:s/><text:span text:style-name="OrgSrcFontLockKeywordFace">for</text:span><text:s/>(j<text:s/>=<text:s/>0;<text:s/>j<text:s/>&lt;<text:s/>N;<text:s/>j++)</text:p>
      <text:p text:style-name="OrgSrcBlock"><text:s/><text:s/><text:s/><text:s/><text:s/><text:s/>c[i][j]<text:s/>=<text:s/>0.0;</text:p>
      <text:p text:style-name="OrgSrcBlock"><text:s/><text:s/><text:span text:style-name="OrgSrcFontLockKeywordFace">for</text:span><text:s/>(i<text:s/>=<text:s/>0;<text:s/>i<text:s/>&lt;<text:s/>N;<text:s/>i++)</text:p>
      <text:p text:style-name="OrgSrcBlock"><text:s/><text:s/><text:s/><text:s/><text:span text:style-name="OrgSrcFontLockKeywordFace">for</text:span><text:s/>(k<text:s/>=<text:s/>0;<text:s/>k<text:s/>&lt;<text:s/>N;<text:s/>k++)</text:p>
      <text:p text:style-name="OrgSrcBlock"><text:s/><text:s/><text:s/><text:s/><text:s/><text:s/><text:span text:style-name="OrgSrcFontLockKeywordFace">for</text:span><text:s/>(j<text:s/>=<text:s/>0;<text:s/>j<text:s/>&lt;<text:s/>N;<text:s/>j++)</text:p>
      <text:p text:style-name="OrgSrcBlock"><text:tab/>c[i][j]<text:s/>+=<text:s/>a[i][k]<text:s/>*<text:s/>b[k][j];</text:p>
      <text:p text:style-name="OrgSrcBlock"><text:s/><text:s/><text:span text:style-name="OrgSrcFontLockKeywordFace">for</text:span><text:s/>(i<text:s/>=<text:s/>0;<text:s/>i<text:s/>&lt;<text:s/>N;<text:s/>i++)</text:p>
      <text:p text:style-name="OrgSrcBlock"><text:s/><text:s/><text:s/><text:s/><text:span text:style-name="OrgSrcFontLockKeywordFace">for</text:span><text:s/>(j<text:s/>=<text:s/>0;<text:s/>j<text:s/>&lt;<text:s/>N;<text:s/>j++)</text:p>
      <text:p text:style-name="OrgSrcBlock"><text:s/><text:s/><text:s/><text:s/><text:s/><text:s/>t<text:s/>+=<text:s/>c[i][j];</text:p>
      <text:p text:style-name="OrgSrcBlock"><text:s/><text:s/>printf(<text:span text:style-name="OrgSrcFontLockStringFace">"matrix<text:s/>product<text:s/>took<text:s/>%dms\n"</text:span>,<text:s/>cputime()<text:s/>-<text:s/>st);</text:p>
      <text:p text:style-name="OrgSrcBlock"><text:s/><text:s/>printf(<text:span text:style-name="OrgSrcFontLockStringFace">"t=%f\n"</text:span>,<text:s/>t);</text:p>
      <text:p text:style-name="OrgSrcBlock"><text:s/><text:s/><text:span text:style-name="OrgSrcFontLockKeywordFace">for</text:span><text:s/>(i<text:s/>=<text:s/>0;<text:s/>i<text:s/>&lt;<text:s/>N;<text:s/>i++)<text:s/>{</text:p>
      <text:p text:style-name="OrgSrcBlock"><text:s/><text:s/><text:s/><text:s/>free(a[i]);</text:p>
      <text:p text:style-name="OrgSrcBlock"><text:s/><text:s/><text:s/><text:s/>free(b[i]);</text:p>
      <text:p text:style-name="OrgSrcBlock"><text:s/><text:s/><text:s/><text:s/>free(c[i]);</text:p>
      <text:p text:style-name="OrgSrcBlock"><text:s/><text:s/>}</text:p>
      <text:p text:style-name="OrgSrcBlock"><text:s/><text:s/>free(a);</text:p>
      <text:p text:style-name="OrgSrcBlock"><text:s/><text:s/>free(b);</text:p>
      <text:p text:style-name="OrgSrcBlock"><text:s/><text:s/>free(c);</text:p>
      <text:p text:style-name="OrgSrcBlock"><text:s/><text:s/><text:span text:style-name="OrgSrcFontLockKeywordFace">return</text:span><text:s/>0;</text:p>
      <text:p text:style-name="OrgSrcBlockLastLine">}</text:p>
      <text:p text:style-name="Text_20_body">The program (<text:span text:style-name="OrgCode">d.c</text:span>) using GNU MPFR is the following. It takes as
command-line argument the matrix dimension and the MPFR precision (in
bits).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sys/type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sys/resource.h</text:span><text:span text:style-name="OrgSrcFontLockStringFace">&gt;</text:span><text:s/></text:p>
      <text:p text:style-name="OrgSrcBlock"><text:span text:style-name="OrgSrcFontLockPreprocessorFace">#</text:span><text:span text:style-name="OrgSrcFontLockPreprocessorFace">include</text:span><text:s/><text:span text:style-name="OrgSrcFontLockStringFace">&lt;</text:span><text:span text:style-name="OrgSrcFontLockStringFace">mpfr.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putime</text:span>()</text:p>
      <text:p text:style-name="OrgSrcBlock">{</text:p>
      <text:p text:style-name="OrgSrcBlock"><text:s/><text:s/><text:span text:style-name="OrgSrcFontLockKeywordFace">struct</text:span><text:s/><text:span text:style-name="OrgSrcFontLockTypeFace">rusag</text:span><text:span text:style-name="OrgSrcFontLockTypeFace">e</text:span><text:s/><text:span text:style-name="OrgSrcFontLockVariableNameFace">rus</text:span>;</text:p>
      <text:p text:style-name="OrgSrcBlock"><text:s/><text:s/>getrusage(0,<text:s/>&amp;rus);</text:p>
      <text:p text:style-name="OrgSrcBlock"><text:s/><text:s/><text:span text:style-name="OrgSrcFontLockKeywordFace">return</text:span><text:s/>rus.ru_utime.tv_sec<text:s/>*<text:s/>1000<text:s/>+<text:s/>rus.ru_utime.tv_usec<text:s/>/<text:s/>1000;</text:p>
      <text:p text:style-name="OrgSrcBlock">}</text:p>
      <text:p text:style-name="OrgSrcBlock"/>
      <text:p text:style-name="OrgSrcBlock"><text:span text:style-name="OrgSrcFontLockTypeFace">i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pan text:style-name="OrgSrcFontLockTypeFace">mpfr_</text:span><text:span text:style-name="OrgSrcFontLockTypeFace">t</text:span><text:s/>**<text:span text:style-name="OrgSrcFontLockVariableNameFace">a</text:span>;</text:p>
      <text:p text:style-name="OrgSrcBlock"><text:s/><text:s/><text:span text:style-name="OrgSrcFontLockTypeFace">mpfr_</text:span><text:span text:style-name="OrgSrcFontLockTypeFace">t</text:span><text:s/>**<text:span text:style-name="OrgSrcFontLockVariableNameFace">b</text:span>;</text:p>
      <text:p text:style-name="OrgSrcBlock"><text:s/><text:s/><text:span text:style-name="OrgSrcFontLockTypeFace">mpfr_</text:span><text:span text:style-name="OrgSrcFontLockTypeFace">t</text:span><text:s/>**<text:span text:style-name="OrgSrcFontLockVariableNameFace">c</text:span>;</text:p>
      <text:p text:style-name="OrgSrcBlock"><text:s/><text:s/><text:span text:style-name="OrgSrcFontLockTypeFace">mpfr_</text:span><text:span text:style-name="OrgSrcFontLockTypeFace">t</text:span><text:s/><text:span text:style-name="OrgSrcFontLockVariableNameFace">s</text:span>;</text:p>
      <text:p text:style-name="OrgSrcBlock"><text:s/><text:s/><text:span text:style-name="OrgSrcFontLockTypeFace">doubl</text:span><text:span text:style-name="OrgSrcFontLockTypeFace">e</text:span><text:s/><text:span text:style-name="OrgSrcFontLockVariableNameFace">t</text:span><text:s/>=<text:s/>0.0;</text:p>
      <text:p text:style-name="OrgSrcBlock"><text:s/><text:s/><text:span text:style-name="OrgSrcFontLockTypeFace">in</text:span><text:span text:style-name="OrgSrcFontLockTypeFace">t</text:span><text:s/><text:span text:style-name="OrgSrcFontLockVariableNameFace">i</text:span>,<text:s/><text:span text:style-name="OrgSrcFontLockVariableNameFace">j</text:span>,<text:s/><text:span text:style-name="OrgSrcFontLockVariableNameFace">k</text:span>,<text:s/><text:span text:style-name="OrgSrcFontLockVariableNameFace">st</text:span>;</text:p>
      <text:p text:style-name="OrgSrcBlock"><text:s/><text:s/><text:span text:style-name="OrgSrcFontLockTypeFace">in</text:span><text:span text:style-name="OrgSrcFontLockTypeFace">t</text:span><text:s/><text:span text:style-name="OrgSrcFontLockVariableNameFace">N</text:span><text:s/>=<text:s/>atoi(argv[1]);</text:p>
      <text:p text:style-name="OrgSrcBlock"><text:s/><text:s/><text:span text:style-name="OrgSrcFontLockTypeFace">in</text:span><text:span text:style-name="OrgSrcFontLockTypeFace">t</text:span><text:s/><text:span text:style-name="OrgSrcFontLockVariableNameFace">prec</text:span><text:s/>=<text:s/>atoi(argv[2]);</text:p>
      <text:p text:style-name="OrgSrcBlock"><text:s/><text:s/>printf(<text:span text:style-name="OrgSrcFontLockStringFace">"MPFR<text:s/>library:<text:s/>%-12s\nMPFR<text:s/>header:<text:s/>%s<text:s/>(based<text:s/>on<text:s/>%d.%d.%d)\n"</text:span>,</text:p>
      <text:p text:style-name="OrgSrcBlock"><text:tab/><text:s/>mpfr_get_version(),<text:s/>MPFR_VERSION_STRING,<text:s/>MPFR_VERSION_MAJOR,</text:p>
      <text:p text:style-name="OrgSrcBlock"><text:tab/><text:s/>MPFR_VERSION_MINOR,<text:s/>MPFR_VERSION_PATCHLEVEL);</text:p>
      <text:p text:style-name="OrgSrcBlock"><text:s/><text:s/>st<text:s/>=<text:s/>cputime();</text:p>
      <text:p text:style-name="OrgSrcBlock"><text:s/><text:s/>a<text:s/>=<text:s/>malloc(<text:span text:style-name="OrgSrcFontLockTypeFace">N</text:span><text:s/>*<text:s/><text:span text:style-name="OrgSrcFontLockKeywordFace">sizeof</text:span>(<text:span text:style-name="OrgSrcFontLockTypeFace">mpfr_t</text:span><text:s/>*));</text:p>
      <text:p text:style-name="OrgSrcBlock"><text:s/><text:s/>b<text:s/>=<text:s/>malloc(<text:span text:style-name="OrgSrcFontLockTypeFace">N</text:span><text:s/>*<text:s/><text:span text:style-name="OrgSrcFontLockKeywordFace">sizeof</text:span>(<text:span text:style-name="OrgSrcFontLockTypeFace">mpfr_t</text:span><text:s/>*));</text:p>
      <text:p text:style-name="OrgSrcBlock"><text:s/><text:s/>c<text:s/>=<text:s/>malloc(<text:span text:style-name="OrgSrcFontLockTypeFace">N</text:span><text:s/>*<text:s/><text:span text:style-name="OrgSrcFontLockKeywordFace">sizeof</text:span>(<text:span text:style-name="OrgSrcFontLockTypeFace">mpfr_t</text:span><text:s/>*));</text:p>
      <text:p text:style-name="OrgSrcBlock"><text:s/><text:s/>mpfr_init2(s,<text:s/>prec);</text:p>
      <text:p text:style-name="OrgSrcBlock"><text:s/><text:s/><text:span text:style-name="OrgSrcFontLockKeywordFace">for</text:span><text:s/>(i<text:s/>=<text:s/>0;<text:s/>i<text:s/>&lt;<text:s/>N;<text:s/>i++)<text:s/>{</text:p>
      <text:p text:style-name="OrgSrcBlock"><text:s/><text:s/><text:s/><text:s/>a[i]<text:s/>=<text:s/>malloc(<text:span text:style-name="OrgSrcFontLockTypeFace">N</text:span><text:s/>*<text:s/><text:span text:style-name="OrgSrcFontLockKeywordFace">sizeof</text:span>(mpfr_t));</text:p>
      <text:p text:style-name="OrgSrcBlock"><text:s/><text:s/><text:s/><text:s/>b[i]<text:s/>=<text:s/>malloc(<text:span text:style-name="OrgSrcFontLockTypeFace">N</text:span><text:s/>*<text:s/><text:span text:style-name="OrgSrcFontLockKeywordFace">sizeof</text:span>(mpfr_t));</text:p>
      <text:p text:style-name="OrgSrcBlock"><text:s/><text:s/><text:s/><text:s/>c[i]<text:s/>=<text:s/>malloc(<text:span text:style-name="OrgSrcFontLockTypeFace">N</text:span><text:s/>*<text:s/><text:span text:style-name="OrgSrcFontLockKeywordFace">sizeof</text:span>(mpfr_t));</text:p>
      <text:p text:style-name="OrgSrcBlock"><text:s/><text:s/><text:s/><text:s/><text:span text:style-name="OrgSrcFontLockKeywordFace">for</text:span><text:s/>(j<text:s/>=<text:s/>0;<text:s/>j<text:s/>&lt;<text:s/>N;<text:s/>j++)<text:s/>{</text:p>
      <text:p text:style-name="OrgSrcBlock"><text:s/><text:s/><text:s/><text:s/><text:s/><text:s/>mpfr_init2(a[i][j],<text:s/>prec);</text:p>
      <text:p text:style-name="OrgSrcBlock"><text:s/><text:s/><text:s/><text:s/><text:s/><text:s/>mpfr_init2(b[i][j],<text:s/>prec);</text:p>
      <text:p text:style-name="OrgSrcBlock"><text:s/><text:s/><text:s/><text:s/><text:s/><text:s/>mpfr_init2(c[i][j],<text:s/>prec);</text:p>
      <text:p text:style-name="OrgSrcBlock"><text:s/><text:s/><text:s/><text:s/><text:s/><text:s/>mpfr_set_ui(a[i][j],<text:s/>1,<text:s/>MPFR_RNDN);</text:p>
      <text:p text:style-name="OrgSrcBlock"><text:s/><text:s/><text:s/><text:s/><text:s/><text:s/>mpfr_div_ui(a[i][j],<text:s/>a[i][j],<text:s/>i<text:s/>+<text:s/>j<text:s/>+<text:s/>1,<text:s/>MPFR_RNDN);</text:p>
      <text:p text:style-name="OrgSrcBlock"><text:s/><text:s/><text:s/><text:s/><text:s/><text:s/>mpfr_set_ui(b[i][j],<text:s/>1,<text:s/>MPFR_RNDN);</text:p>
      <text:p text:style-name="OrgSrcBlock"><text:s/><text:s/><text:s/><text:s/><text:s/><text:s/>mpfr_div_ui(b[i][j],<text:s/>b[i][j],<text:s/>i<text:s/>*<text:s/>j<text:s/>+<text:s/>1,<text:s/>MPFR_RNDN);</text:p>
      <text:p text:style-name="OrgSrcBlock"><text:s/><text:s/><text:s/><text:s/>}</text:p>
      <text:p text:style-name="OrgSrcBlock"><text:s/><text:s/>}</text:p>
      <text:p text:style-name="OrgSrcBlock"><text:s/><text:s/>st<text:s/>=<text:s/>cputime();</text:p>
      <text:p text:style-name="OrgSrcBlock"><text:s/><text:s/><text:span text:style-name="OrgSrcFontLockKeywordFace">for</text:span><text:s/>(i<text:s/>=<text:s/>0;<text:s/>i<text:s/>&lt;<text:s/>N;<text:s/>i++)</text:p>
      <text:p text:style-name="OrgSrcBlock"><text:s/><text:s/><text:s/><text:s/><text:span text:style-name="OrgSrcFontLockKeywordFace">for</text:span><text:s/>(j<text:s/>=<text:s/>0;<text:s/>j<text:s/>&lt;<text:s/>N;<text:s/>j++)</text:p>
      <text:p text:style-name="OrgSrcBlock"><text:s/><text:s/><text:s/><text:s/><text:s/><text:s/>mpfr_set_ui(c[i][j],<text:s/>0,<text:s/>MPFR_RNDN);</text:p>
      <text:p text:style-name="OrgSrcBlock"><text:s/><text:s/><text:span text:style-name="OrgSrcFontLockKeywordFace">for</text:span><text:s/>(i<text:s/>=<text:s/>0;<text:s/>i<text:s/>&lt;<text:s/>N;<text:s/>i++)</text:p>
      <text:p text:style-name="OrgSrcBlock"><text:s/><text:s/><text:s/><text:s/><text:span text:style-name="OrgSrcFontLockKeywordFace">for</text:span><text:s/>(k<text:s/>=<text:s/>0;<text:s/>k<text:s/>&lt;<text:s/>N;<text:s/>k++)</text:p>
      <text:p text:style-name="OrgSrcBlock"><text:s/><text:s/><text:s/><text:s/><text:s/><text:s/><text:span text:style-name="OrgSrcFontLockKeywordFace">for</text:span><text:s/>(j<text:s/>=<text:s/>0;<text:s/>j<text:s/>&lt;<text:s/>N;<text:s/>j++)<text:s/>{</text:p>
      <text:p text:style-name="OrgSrcBlock"><text:tab/>mpfr_mul(s,<text:s/>a[i][k],<text:s/>b[k][j],<text:s/>MPFR_RNDN);</text:p>
      <text:p text:style-name="OrgSrcBlock"><text:tab/>mpfr_add(c[i][j],<text:s/>c[i][j],<text:s/>s,<text:s/>MPFR_RNDN);</text:p>
      <text:p text:style-name="OrgSrcBlock"><text:s/><text:s/><text:s/><text:s/><text:s/><text:s/>}</text:p>
      <text:p text:style-name="OrgSrcBlock"><text:s/><text:s/><text:span text:style-name="OrgSrcFontLockKeywordFace">for</text:span><text:s/>(i<text:s/>=<text:s/>0;<text:s/>i<text:s/>&lt;<text:s/>N;<text:s/>i++)</text:p>
      <text:p text:style-name="OrgSrcBlock"><text:s/><text:s/><text:s/><text:s/><text:span text:style-name="OrgSrcFontLockKeywordFace">for</text:span><text:s/>(j<text:s/>=<text:s/>0;<text:s/>j<text:s/>&lt;<text:s/>N;<text:s/>j++)</text:p>
      <text:p text:style-name="OrgSrcBlock"><text:s/><text:s/><text:s/><text:s/><text:s/><text:s/>t<text:s/>+=<text:s/>mpfr_get_d(c[i][j],<text:s/>MPFR_RNDN);</text:p>
      <text:p text:style-name="OrgSrcBlock"><text:s/><text:s/>printf(<text:span text:style-name="OrgSrcFontLockStringFace">"matrix<text:s/>product<text:s/>took<text:s/>%dms\n"</text:span>,<text:s/>cputime()<text:s/>-<text:s/>st);</text:p>
      <text:p text:style-name="OrgSrcBlock"><text:s/><text:s/>printf(<text:span text:style-name="OrgSrcFontLockStringFace">"t=%f\n"</text:span>,<text:s/>t);</text:p>
      <text:p text:style-name="OrgSrcBlock"><text:s/><text:s/><text:span text:style-name="OrgSrcFontLockKeywordFace">for</text:span><text:s/>(i<text:s/>=<text:s/>0;<text:s/>i<text:s/>&lt;<text:s/>N;<text:s/>i++)<text:s/>{</text:p>
      <text:p text:style-name="OrgSrcBlock"><text:s/><text:s/><text:s/><text:s/><text:span text:style-name="OrgSrcFontLockKeywordFace">for</text:span><text:s/>(j<text:s/>=<text:s/>0;<text:s/>j<text:s/>&lt;<text:s/>N;<text:s/>j++)<text:s/>{</text:p>
      <text:p text:style-name="OrgSrcBlock"><text:s/><text:s/><text:s/><text:s/><text:s/><text:s/>mpfr_clear(a[i][j]);</text:p>
      <text:p text:style-name="OrgSrcBlock"><text:s/><text:s/><text:s/><text:s/><text:s/><text:s/>mpfr_clear(b[i][j]);</text:p>
      <text:p text:style-name="OrgSrcBlock"><text:s/><text:s/><text:s/><text:s/><text:s/><text:s/>mpfr_clear(c[i][j]);</text:p>
      <text:p text:style-name="OrgSrcBlock"><text:s/><text:s/><text:s/><text:s/>}</text:p>
      <text:p text:style-name="OrgSrcBlock"><text:s/><text:s/><text:s/><text:s/>free(a[i]);</text:p>
      <text:p text:style-name="OrgSrcBlock"><text:s/><text:s/><text:s/><text:s/>free(b[i]);</text:p>
      <text:p text:style-name="OrgSrcBlock"><text:s/><text:s/><text:s/><text:s/>free(c[i]);</text:p>
      <text:p text:style-name="OrgSrcBlock"><text:s/><text:s/>}</text:p>
      <text:p text:style-name="OrgSrcBlock"><text:s/><text:s/>mpfr_clear(s);</text:p>
      <text:p text:style-name="OrgSrcBlock"><text:s/><text:s/>free(a);</text:p>
      <text:p text:style-name="OrgSrcBlock"><text:s/><text:s/>free(b);</text:p>
      <text:p text:style-name="OrgSrcBlock"><text:s/><text:s/>free(c);</text:p>
      <text:p text:style-name="OrgSrcBlock"><text:s/><text:s/><text:span text:style-name="OrgSrcFontLockKeywordFace">return</text:span><text:s/>0;</text:p>
      <text:p text:style-name="OrgSrcBlockLastLine">}</text:p>
      <text:h text:style-name="Heading_20_3" text:outline-level="3" text:is-list-header="false">
<text:bookmark-start text:name="OrgXref.org5865e0a"/>
<text:bookmark text:name="org5865e0a"/>Setup
<text:bookmark-end text:name="OrgXref.org5865e0a"/></text:h>
      <text:list text:style-name="OrgBulletedList" text:continue-numbering="false">
        <text:list-item>
          <text:p text:style-name="Text_20_body">Name of the machine and OS version:
</text:p>
          <text:p text:style-name="OrgFixedWidthBlockLastLine">Linux sama 4.2.0-1-amd64 #1 SMP Debian 4.2.6-1 (2015-11-10) x86_64 GNU/Linux</text:p>
          <text:p text:style-name="OrgFixedWidthBlockLastLine"/>
        </text:list-item>
        <text:list-item>
          <text:p text:style-name="Text_20_body">CPU/architecture information:
</text:p>
          <text:p text:style-name="OrgSrcBlockLastLine">cat<text:s/>/proc/cpuinfo</text:p>
          <text:p text:style-name="OrgFixedWidthBlock">processor<text:tab/>: 0</text:p>
          <text:p text:style-name="OrgFixedWidthBlock">vendor_id<text:tab/>: GenuineIntel</text:p>
          <text:p text:style-name="OrgFixedWidthBlock">cpu family<text:tab/>: 6</text:p>
          <text:p text:style-name="OrgFixedWidthBlock">model<text:tab/><text:tab/>: 58</text:p>
          <text:p text:style-name="OrgFixedWidthBlock">model name<text:tab/>: Intel(R) Core(TM) i7-3687U CPU @ 2.10GHz</text:p>
          <text:p text:style-name="OrgFixedWidthBlock">stepping<text:tab/>: 9</text:p>
          <text:p text:style-name="OrgFixedWidthBlock">microcode<text:tab/>: 0x15</text:p>
          <text:p text:style-name="OrgFixedWidthBlock">cpu MHz<text:tab/><text:tab/>: 2165.617</text:p>
          <text:p text:style-name="OrgFixedWidthBlock">cache size<text:tab/>: 4096 KB</text:p>
          <text:p text:style-name="OrgFixedWidthBlock">physical id<text:tab/>: 0</text:p>
          <text:p text:style-name="OrgFixedWidthBlock">siblings<text:tab/>: 4</text:p>
          <text:p text:style-name="OrgFixedWidthBlock">core id<text:tab/><text:tab/>: 0</text:p>
          <text:p text:style-name="OrgFixedWidthBlock">cpu cores<text:tab/>: 2</text:p>
          <text:p text:style-name="OrgFixedWidthBlock">apicid<text:tab/><text:tab/>: 0</text:p>
          <text:p text:style-name="OrgFixedWidthBlock">initial apicid<text:tab/>: 0</text:p>
          <text:p text:style-name="OrgFixedWidthBlock">fpu<text:tab/><text:tab/>: yes</text:p>
          <text:p text:style-name="OrgFixedWidthBlock">fpu_exception<text:tab/>: yes</text:p>
          <text:p text:style-name="OrgFixedWidthBlock">cpuid level<text:tab/>: 13</text:p>
          <text:p text:style-name="OrgFixedWidthBlock">wp<text:tab/><text:tab/>: yes</text:p>
          <text:p text:style-name="OrgFixedWidthBlock">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smx est tm2 ssse3 cx16 xtpr pdcm pcid sse4_1 sse4_2 x2apic popcnt tsc_deadline_timer aes xsave avx f16c rdrand lahf_lm ida arat epb pln pts dtherm tpr_shadow vnmi flexpriority ept vpid fsgsbase smep erms xsaveopt</text:p>
          <text:p text:style-name="OrgFixedWidthBlock">bugs<text:tab/><text:tab/>:</text:p>
          <text:p text:style-name="OrgFixedWidthBlock">bogomips<text:tab/>: 5182.68</text:p>
          <text:p text:style-name="OrgFixedWidthBlock">clflush size<text:tab/>: 64</text:p>
          <text:p text:style-name="OrgFixedWidthBlock">cache_alignment<text:tab/>: 64</text:p>
          <text:p text:style-name="OrgFixedWidthBlock">address sizes<text:tab/>: 36 bits physical, 48 bits virtual</text:p>
          <text:p text:style-name="OrgFixedWidthBlock">power management:</text:p>
          <text:p text:style-name="OrgFixedWidthBlock"/>
          <text:p text:style-name="OrgFixedWidthBlock">processor<text:tab/>: 1</text:p>
          <text:p text:style-name="OrgFixedWidthBlock">vendor_id<text:tab/>: GenuineIntel</text:p>
          <text:p text:style-name="OrgFixedWidthBlock">cpu family<text:tab/>: 6</text:p>
          <text:p text:style-name="OrgFixedWidthBlock">model<text:tab/><text:tab/>: 58</text:p>
          <text:p text:style-name="OrgFixedWidthBlock">model name<text:tab/>: Intel(R) Core(TM) i7-3687U CPU @ 2.10GHz</text:p>
          <text:p text:style-name="OrgFixedWidthBlock">stepping<text:tab/>: 9</text:p>
          <text:p text:style-name="OrgFixedWidthBlock">microcode<text:tab/>: 0x15</text:p>
          <text:p text:style-name="OrgFixedWidthBlock">cpu MHz<text:tab/><text:tab/>: 3140.515</text:p>
          <text:p text:style-name="OrgFixedWidthBlock">cache size<text:tab/>: 4096 KB</text:p>
          <text:p text:style-name="OrgFixedWidthBlock">physical id<text:tab/>: 0</text:p>
          <text:p text:style-name="OrgFixedWidthBlock">siblings<text:tab/>: 4</text:p>
          <text:p text:style-name="OrgFixedWidthBlock">core id<text:tab/><text:tab/>: 1</text:p>
          <text:p text:style-name="OrgFixedWidthBlock">cpu cores<text:tab/>: 2</text:p>
          <text:p text:style-name="OrgFixedWidthBlock">apicid<text:tab/><text:tab/>: 2</text:p>
          <text:p text:style-name="OrgFixedWidthBlock">initial apicid<text:tab/>: 2</text:p>
          <text:p text:style-name="OrgFixedWidthBlock">fpu<text:tab/><text:tab/>: yes</text:p>
          <text:p text:style-name="OrgFixedWidthBlock">fpu_exception<text:tab/>: yes</text:p>
          <text:p text:style-name="OrgFixedWidthBlock">cpuid level<text:tab/>: 13</text:p>
          <text:p text:style-name="OrgFixedWidthBlock">wp<text:tab/><text:tab/>: yes</text:p>
          <text:p text:style-name="OrgFixedWidthBlock">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smx est tm2 ssse3 cx16 xtpr pdcm pcid sse4_1 sse4_2 x2apic popcnt tsc_deadline_timer aes xsave avx f16c rdrand lahf_lm ida arat epb pln pts dtherm tpr_shadow vnmi flexpriority ept vpid fsgsbase smep erms xsaveopt</text:p>
          <text:p text:style-name="OrgFixedWidthBlock">bugs<text:tab/><text:tab/>:</text:p>
          <text:p text:style-name="OrgFixedWidthBlock">bogomips<text:tab/>: 5182.68</text:p>
          <text:p text:style-name="OrgFixedWidthBlock">clflush size<text:tab/>: 64</text:p>
          <text:p text:style-name="OrgFixedWidthBlock">cache_alignment<text:tab/>: 64</text:p>
          <text:p text:style-name="OrgFixedWidthBlock">address sizes<text:tab/>: 36 bits physical, 48 bits virtual</text:p>
          <text:p text:style-name="OrgFixedWidthBlock">power management:</text:p>
          <text:p text:style-name="OrgFixedWidthBlock"/>
          <text:p text:style-name="OrgFixedWidthBlock">processor<text:tab/>: 2</text:p>
          <text:p text:style-name="OrgFixedWidthBlock">vendor_id<text:tab/>: GenuineIntel</text:p>
          <text:p text:style-name="OrgFixedWidthBlock">cpu family<text:tab/>: 6</text:p>
          <text:p text:style-name="OrgFixedWidthBlock">model<text:tab/><text:tab/>: 58</text:p>
          <text:p text:style-name="OrgFixedWidthBlock">model name<text:tab/>: Intel(R) Core(TM) i7-3687U CPU @ 2.10GHz</text:p>
          <text:p text:style-name="OrgFixedWidthBlock">stepping<text:tab/>: 9</text:p>
          <text:p text:style-name="OrgFixedWidthBlock">microcode<text:tab/>: 0x15</text:p>
          <text:p text:style-name="OrgFixedWidthBlock">cpu MHz<text:tab/><text:tab/>: 2860.000</text:p>
          <text:p text:style-name="OrgFixedWidthBlock">cache size<text:tab/>: 4096 KB</text:p>
          <text:p text:style-name="OrgFixedWidthBlock">physical id<text:tab/>: 0</text:p>
          <text:p text:style-name="OrgFixedWidthBlock">siblings<text:tab/>: 4</text:p>
          <text:p text:style-name="OrgFixedWidthBlock">core id<text:tab/><text:tab/>: 0</text:p>
          <text:p text:style-name="OrgFixedWidthBlock">cpu cores<text:tab/>: 2</text:p>
          <text:p text:style-name="OrgFixedWidthBlock">apicid<text:tab/><text:tab/>: 1</text:p>
          <text:p text:style-name="OrgFixedWidthBlock">initial apicid<text:tab/>: 1</text:p>
          <text:p text:style-name="OrgFixedWidthBlock">fpu<text:tab/><text:tab/>: yes</text:p>
          <text:p text:style-name="OrgFixedWidthBlock">fpu_exception<text:tab/>: yes</text:p>
          <text:p text:style-name="OrgFixedWidthBlock">cpuid level<text:tab/>: 13</text:p>
          <text:p text:style-name="OrgFixedWidthBlock">wp<text:tab/><text:tab/>: yes</text:p>
          <text:p text:style-name="OrgFixedWidthBlock">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smx est tm2 ssse3 cx16 xtpr pdcm pcid sse4_1 sse4_2 x2apic popcnt tsc_deadline_timer aes xsave avx f16c rdrand lahf_lm ida arat epb pln pts dtherm tpr_shadow vnmi flexpriority ept vpid fsgsbase smep erms xsaveopt</text:p>
          <text:p text:style-name="OrgFixedWidthBlock">bugs<text:tab/><text:tab/>:</text:p>
          <text:p text:style-name="OrgFixedWidthBlock">bogomips<text:tab/>: 5182.68</text:p>
          <text:p text:style-name="OrgFixedWidthBlock">clflush size<text:tab/>: 64</text:p>
          <text:p text:style-name="OrgFixedWidthBlock">cache_alignment<text:tab/>: 64</text:p>
          <text:p text:style-name="OrgFixedWidthBlock">address sizes<text:tab/>: 36 bits physical, 48 bits virtual</text:p>
          <text:p text:style-name="OrgFixedWidthBlock">power management:</text:p>
          <text:p text:style-name="OrgFixedWidthBlock"/>
          <text:p text:style-name="OrgFixedWidthBlock">processor<text:tab/>: 3</text:p>
          <text:p text:style-name="OrgFixedWidthBlock">vendor_id<text:tab/>: GenuineIntel</text:p>
          <text:p text:style-name="OrgFixedWidthBlock">cpu family<text:tab/>: 6</text:p>
          <text:p text:style-name="OrgFixedWidthBlock">model<text:tab/><text:tab/>: 58</text:p>
          <text:p text:style-name="OrgFixedWidthBlock">model name<text:tab/>: Intel(R) Core(TM) i7-3687U CPU @ 2.10GHz</text:p>
          <text:p text:style-name="OrgFixedWidthBlock">stepping<text:tab/>: 9</text:p>
          <text:p text:style-name="OrgFixedWidthBlock">microcode<text:tab/>: 0x15</text:p>
          <text:p text:style-name="OrgFixedWidthBlock">cpu MHz<text:tab/><text:tab/>: 2813.585</text:p>
          <text:p text:style-name="OrgFixedWidthBlock">cache size<text:tab/>: 4096 KB</text:p>
          <text:p text:style-name="OrgFixedWidthBlock">physical id<text:tab/>: 0</text:p>
          <text:p text:style-name="OrgFixedWidthBlock">siblings<text:tab/>: 4</text:p>
          <text:p text:style-name="OrgFixedWidthBlock">core id<text:tab/><text:tab/>: 1</text:p>
          <text:p text:style-name="OrgFixedWidthBlock">cpu cores<text:tab/>: 2</text:p>
          <text:p text:style-name="OrgFixedWidthBlock">apicid<text:tab/><text:tab/>: 3</text:p>
          <text:p text:style-name="OrgFixedWidthBlock">initial apicid<text:tab/>: 3</text:p>
          <text:p text:style-name="OrgFixedWidthBlock">fpu<text:tab/><text:tab/>: yes</text:p>
          <text:p text:style-name="OrgFixedWidthBlock">fpu_exception<text:tab/>: yes</text:p>
          <text:p text:style-name="OrgFixedWidthBlock">cpuid level<text:tab/>: 13</text:p>
          <text:p text:style-name="OrgFixedWidthBlock">wp<text:tab/><text:tab/>: yes</text:p>
          <text:p text:style-name="OrgFixedWidthBlock">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smx est tm2 ssse3 cx16 xtpr pdcm pcid sse4_1 sse4_2 x2apic popcnt tsc_deadline_timer aes xsave avx f16c rdrand lahf_lm ida arat epb pln pts dtherm tpr_shadow vnmi flexpriority ept vpid fsgsbase smep erms xsaveopt</text:p>
          <text:p text:style-name="OrgFixedWidthBlock">bugs<text:tab/><text:tab/>:</text:p>
          <text:p text:style-name="OrgFixedWidthBlock">bogomips<text:tab/>: 5182.68</text:p>
          <text:p text:style-name="OrgFixedWidthBlock">clflush size<text:tab/>: 64</text:p>
          <text:p text:style-name="OrgFixedWidthBlock">cache_alignment<text:tab/>: 64</text:p>
          <text:p text:style-name="OrgFixedWidthBlock">address sizes<text:tab/>: 36 bits physical, 48 bits virtual</text:p>
          <text:p text:style-name="OrgFixedWidthBlockLastLine">power management:</text:p>
          <text:p text:style-name="OrgFixedWidthBlockLastLine"/>
        </text:list-item>
        <text:list-item>
          <text:p text:style-name="Text_20_body">Compiler version
</text:p>
          <text:p text:style-name="OrgSrcBlockLastLine">gcc<text:s/>--version</text:p>
          <text:p text:style-name="OrgFixedWidthBlock">gcc (Debian 5.3.1-6) 5.3.1 20160114</text:p>
          <text:p text:style-name="OrgFixedWidthBlock">Copyright (C) 2015 Free Software Foundation, Inc.</text:p>
          <text:p text:style-name="OrgFixedWidthBlock">This is free software; see the source for copying conditions. <text:s text:c="1"/>There is NO</text:p>
          <text:p text:style-name="OrgFixedWidthBlock">warranty; not even for MERCHANTABILITY or FITNESS FOR A PARTICULAR PURPOSE.</text:p>
          <text:p text:style-name="OrgFixedWidthBlockLastLine"/>
          <text:p text:style-name="OrgFixedWidthBlockLastLine"/>
        </text:list-item>
        <text:list-item>
          <text:p text:style-name="Text_20_body">Libpmfr version:
</text:p>
          <text:p text:style-name="OrgSrcBlockLastLine">apt-cache<text:s/>show<text:s/>libmpfr-dev<text:s/><text:s/></text:p>
          <text:p text:style-name="OrgFixedWidthBlock">Package: libmpfr-dev</text:p>
          <text:p text:style-name="OrgFixedWidthBlock">Source: mpfr4</text:p>
          <text:p text:style-name="OrgFixedWidthBlock">Version: 3.1.5-1</text:p>
          <text:p text:style-name="OrgFixedWidthBlock">Installed-Size: 1029</text:p>
          <text:p text:style-name="OrgFixedWidthBlock">Maintainer: Debian GCC Maintainers &lt;debian-gcc@lists.debian.org&gt;</text:p>
          <text:p text:style-name="OrgFixedWidthBlock">Architecture: amd64</text:p>
          <text:p text:style-name="OrgFixedWidthBlock">Replaces: libgmp3-dev (&lt;&lt; 4.1.4-3)</text:p>
          <text:p text:style-name="OrgFixedWidthBlock">Depends: libgmp-dev, libmpfr4 (= 3.1.5-1)</text:p>
          <text:p text:style-name="OrgFixedWidthBlock">Suggests: libmpfr-doc</text:p>
          <text:p text:style-name="OrgFixedWidthBlock">Breaks: libgmp3-dev (&lt;&lt; 4.1.4-3)</text:p>
          <text:p text:style-name="OrgFixedWidthBlock">Description-en: multiple precision floating-point computation developers tools</text:p>
          <text:p text:style-name="OrgFixedWidthBlock"> This development package provides the header files and the symbolic</text:p>
          <text:p text:style-name="OrgFixedWidthBlock"> links to allow compilation and linking of programs that use the libraries</text:p>
          <text:p text:style-name="OrgFixedWidthBlock"> provided in the libmpfr4 package.</text:p>
          <text:p text:style-name="OrgFixedWidthBlock"> .</text:p>
          <text:p text:style-name="OrgFixedWidthBlock"> MPFR provides a library for multiple-precision floating-point computation</text:p>
          <text:p text:style-name="OrgFixedWidthBlock"> with correct rounding. <text:s text:c="1"/>The computation is both efficient and has a</text:p>
          <text:p text:style-name="OrgFixedWidthBlock"> well-defined semantics. It copies the good ideas from the</text:p>
          <text:p text:style-name="OrgFixedWidthBlock"> ANSI/IEEE-754 standard for double-precision floating-point arithmetic</text:p>
          <text:p text:style-name="OrgFixedWidthBlock"> (53-bit mantissa).</text:p>
          <text:p text:style-name="OrgFixedWidthBlock">Description-md5: a2580b68a7c6f1fcadeefc6b17102b32</text:p>
          <text:p text:style-name="OrgFixedWidthBlock">Multi-Arch: same</text:p>
          <text:p text:style-name="OrgFixedWidthBlock">Homepage: http://www.mpfr.org/</text:p>
          <text:p text:style-name="OrgFixedWidthBlock">Tag: devel::lang:c, devel::library, implemented-in::c, role::devel-lib,</text:p>
          <text:p text:style-name="OrgFixedWidthBlock"> suite::gnu</text:p>
          <text:p text:style-name="OrgFixedWidthBlock">Section: libdevel</text:p>
          <text:p text:style-name="OrgFixedWidthBlock">Priority: optional</text:p>
          <text:p text:style-name="OrgFixedWidthBlock">Filename: pool/main/m/mpfr4/libmpfr-dev_3.1.5-1_amd64.deb</text:p>
          <text:p text:style-name="OrgFixedWidthBlock">Size: 207200</text:p>
          <text:p text:style-name="OrgFixedWidthBlock">MD5sum: e5c7872461f263e27312c9ef4f4218b9</text:p>
          <text:p text:style-name="OrgFixedWidthBlockLastLine">SHA256: 279970e210c7db4e2550f5a3b7abb2674d01e9f0afd2a4857f1589a6947e0cbd</text:p>
          <text:p text:style-name="OrgFixedWidthBlockLastLine"/>
        </text:list-item>
      </text:list>
      <text:h text:style-name="Heading_20_3" text:outline-level="3" text:is-list-header="false">
<text:bookmark-start text:name="OrgXref.orgccc26b8"/>
<text:bookmark text:name="orgccc26b8"/>A first measurement
<text:bookmark-end text:name="OrgXref.orgccc26b8"/></text:h>
      <text:p text:style-name="OrgSrcBlock"><text:span text:style-name="OrgSrcFontLockBuiltinFace">cd</text:span><text:s/>/tmp/</text:p>
      <text:p text:style-name="OrgSrcBlock">gcc<text:s/>-O3<text:s/>a.c<text:s/>-o<text:s/>a</text:p>
      <text:p text:style-name="OrgSrcBlockLastLine">./a<text:s/>1000</text:p>
      <text:p text:style-name="OrgFixedWidthBlock">matrix product took 680ms</text:p>
      <text:p text:style-name="OrgFixedWidthBlockLastLine">t=9062.368470</text:p>
      <text:p text:style-name="OrgFixedWidthBlockLastLine"/>
      <text:p text:style-name="OrgSrcBlock"><text:span text:style-name="OrgSrcFontLockBuiltinFace">cd</text:span><text:s/>/tmp/</text:p>
      <text:p text:style-name="OrgSrcBlock">gcc<text:s/>-O3<text:s/>d.c<text:s/>-o<text:s/>d<text:s/>-lmpfr</text:p>
      <text:p text:style-name="OrgSrcBlockLastLine">./d<text:s/>1000<text:s/>53</text:p>
      <text:p text:style-name="OrgFixedWidthBlock">MPFR library: 3.1.5</text:p>
      <text:p text:style-name="OrgFixedWidthBlock">MPFR header: 3.1.5 (based on 3.1.5)</text:p>
      <text:p text:style-name="OrgFixedWidthBlock">matrix product took 74460ms</text:p>
      <text:p text:style-name="OrgFixedWidthBlockLastLine">t=9062.368470</text:p>
      <text:p text:style-name="OrgFixedWidthBlockLastLine"/>
      <text:p text:style-name="Text_20_body">Et donc, chez moi, le ratio est plutôt de
</text:p>
      <text:p text:style-name="OrgSrcBlockLastLine">74460/844</text:p>
      <text:p text:style-name="OrgFixedWidthBlockLastLine">[1] 88.22275</text:p>
      <text:p text:style-name="OrgFixedWidthBlockLastLine"/>
      <text:h text:style-name="Heading_20_3" text:outline-level="3" text:is-list-header="false">
<text:bookmark-start text:name="OrgXref.org7300e01"/>
<text:bookmark text:name="org7300e01"/>A second measurement
<text:bookmark-end text:name="OrgXref.org7300e01"/></text:h>
      <text:p text:style-name="Text_20_body">Ceci étant dit, si je reexécute ces deux codes:
</text:p>
      <text:p text:style-name="OrgSrcBlock"><text:span text:style-name="OrgSrcFontLockBuiltinFace">cd</text:span><text:s/>/tmp/</text:p>
      <text:p text:style-name="OrgSrcBlock">gcc<text:s/>-O3<text:s/>a.c<text:s/>-o<text:s/>a</text:p>
      <text:p text:style-name="OrgSrcBlockLastLine">./a<text:s/>1000</text:p>
      <text:p text:style-name="OrgFixedWidthBlock">matrix product took 676ms</text:p>
      <text:p text:style-name="OrgFixedWidthBlockLastLine">t=9062.368470</text:p>
      <text:p text:style-name="OrgFixedWidthBlockLastLine"/>
      <text:p text:style-name="OrgSrcBlock"><text:span text:style-name="OrgSrcFontLockBuiltinFace">cd</text:span><text:s/>/tmp/</text:p>
      <text:p text:style-name="OrgSrcBlock">gcc<text:s/>-O3<text:s/>d.c<text:s/>-o<text:s/>d<text:s/>-lmpfr</text:p>
      <text:p text:style-name="OrgSrcBlockLastLine">./d<text:s/>1000<text:s/>53</text:p>
      <text:p text:style-name="OrgFixedWidthBlock">MPFR library: 3.1.5</text:p>
      <text:p text:style-name="OrgFixedWidthBlock">MPFR header: 3.1.5 (based on 3.1.5)</text:p>
      <text:p text:style-name="OrgFixedWidthBlock">matrix product took 68732ms</text:p>
      <text:p text:style-name="OrgFixedWidthBlockLastLine">t=9062.368470</text:p>
      <text:p text:style-name="OrgFixedWidthBlockLastLine"/>
      <text:p text:style-name="Text_20_body">J'obtiens une valeur assez différente qui me donnerait cette fois ci
un ratio de
</text:p>
      <text:p text:style-name="OrgSrcBlockLastLine">68732/676</text:p>
      <text:p text:style-name="OrgFixedWidthBlockLastLine">[1] 101.6746</text:p>
      <text:p text:style-name="OrgFixedWidthBlockLastLine"/>
      <text:p text:style-name="Text_20_body">c'est à dire "plus proche" de ce qui est annoncé dans [2] mais c'est
un coup de chance, j'aurais tout aussi bien pu obtenir 120 !  Bref,
c'est pas le même setup que vous mais statistiquement parlant, il doit
aussi y avoir quelque chose à faire là, non ?
</text:p>
      <text:h text:style-name="Heading_20_2" text:outline-level="2" text:is-list-header="false">
<text:bookmark-start text:name="OrgXref.org6a3b273"/>
<text:bookmark text:name="org6a3b273"/>References
<text:bookmark-end text:name="OrgXref.org6a3b273"/></text:h>
      <text:p text:style-name="Text_20_body">[1] Fousse, L., Hanrot, G., Lefèvre, V., Pélissier, P., and
Zimmermann, P. MPFR: A multiple-precision binary floating- point
library with correct rounding. ACM Trans. Math. Softw. 33, 2 (2007),
article 13.
</text:p>
      <text:p text:style-name="Text_20_body">[2] van der Hoeven, J. Multiple precision floating-point arithmetic on
SIMD processors. In Proceedings of Arith’24 (2017), IEEE, pp. 2–9.
</text:p>
      <text:p text:style-name="Text_20_body">Entered on <text:span text:style-name="OrgInactiveTimestamp">[2017-09-01 Fri 17:12]</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20f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aul Zimmermann (reproduction with org-mode by Arnaud Legrand)</dc:creator>
    <meta:initial-creator>Paul Zimmermann (reproduction with org-mode by Arnaud Legrand)</meta:initial-creator>
    <dc:date>2018-11-23T09:19:42</dc:date>
    <meta:creation-date>2018-11-23T09:19:42</meta:creation-date>
    <meta:generator>Emacs 26.1 (Org mode 9.1.14)</meta:generator>
    <meta:keyword/>
    <dc:subject/>
    <dc:title>A reproducible comparison between  GNU MPFR and machine double-precision</dc:title>
  </office:meta>
</office:document-meta>
</file>